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C2FE423C.png" manifest:media-type="image/png"/>
  <manifest:file-entry manifest:full-path="Pictures/2000000100008D2E00004F60996DED4F.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graphic-properties draw:textarea-horizontal-align="justify" draw:textarea-vertical-align="middle" draw:auto-grow-height="false"/>
    </style:style>
    <style:style style:name="gr5" style:family="graphic" style:parent-style-name="standard">
      <style:graphic-properties draw:fill-color="#ffffcc" draw:textarea-horizontal-align="justify" draw:textarea-vertical-align="middle" draw:auto-grow-height="false"/>
    </style:style>
    <style:style style:name="gr6" style:family="graphic" style:parent-style-name="standard">
      <style:graphic-properties draw:fill-color="#dd4814" draw:textarea-horizontal-align="justify" draw:textarea-vertical-align="middle" draw:auto-grow-height="false"/>
    </style:style>
    <style:style style:name="gr7" style:family="graphic" style:parent-style-name="standard">
      <style:graphic-properties draw:fill-color="#33cc66"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fill-color="#ffff99" draw:textarea-horizontal-align="justify" draw:textarea-vertical-align="middle" draw:auto-grow-height="false"/>
    </style:style>
    <style:style style:name="pr1" style:family="presentation" style:parent-style-name="Vintage-title">
      <style:graphic-properties draw:auto-grow-height="true" fo:min-height="2.3cm"/>
    </style:style>
    <style:style style:name="pr2" style:family="presentation" style:parent-style-name="Vintage-subtitle">
      <style:graphic-properties draw:fill-color="#ffffff" draw:auto-grow-height="true" fo:min-height="9.134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2.3cm"/>
    </style:style>
    <style:style style:name="pr5" style:family="presentation" style:parent-style-name="Vintage-outline1">
      <style:graphic-properties fo:min-height="8.884cm"/>
    </style:style>
    <style:style style:name="pr6" style:family="presentation" style:parent-style-name="Vintage-notes">
      <style:graphic-properties draw:fill-color="#ffffff" fo:min-height="1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2.5cm" svg:height="2.3cm" svg:x="1.4cm" svg:y="0.6cm" presentation:class="title">
          <draw:text-box>
            <text:p>DEJE Trustless Phased Sync</text:p>
          </draw:text-box>
        </draw:frame>
        <draw:frame presentation:style-name="pr2" draw:layer="layout" svg:width="25.2cm" svg:height="9.134cm" svg:x="1.4cm" svg:y="3.8cm" presentation:class="subtitle">
          <draw:text-box>
            <text:p>An overview of from-nothing resolution of the current tip event.</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Event model</text:p>
          </draw:text-box>
        </draw:frame>
        <draw:frame presentation:style-name="pr5" draw:layer="layout" svg:width="25.2cm" svg:height="9.134cm" svg:x="1.4cm" svg:y="3.8cm" presentation:class="outline">
          <draw:text-box>
            <text:list text:style-name="L2">
              <text:list-header>
                <text:p>DEJE Events are like git commits. They have a reference to their parent (or null), thus assembling naturally into a DAG, or directed acyclic graph.</text:p>
                <text:p>Having a graph of events is nice, because it allows you to model all changes as a set of concurrent, idempotent appends. But it doesn't tell you which one is the current canonical 'latest', called the tip event. It's easy to construct an elaborate graph of completely valid events, that have nothing to do with the canonical content of the document.</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Vintage" presentation:presentation-page-layout-name="AL3T19">
        <office:forms form:automatic-focus="false" form:apply-design-mode="false"/>
        <draw:frame presentation:style-name="pr1" draw:layer="layout" svg:width="22.5cm" svg:height="2.3cm" svg:x="1.4cm" svg:y="0.6cm" presentation:class="title">
          <draw:text-box>
            <text:p>Event graph, illustrated</text:p>
          </draw:text-box>
        </draw:frame>
        <draw:custom-shape draw:style-name="gr2" draw:text-style-name="P1" xml:id="id2" draw:id="id2" draw:layer="layout" svg:width="5cm" svg:height="2cm" svg:x="3cm" svg:y="5.8cm">
          <text:p text:style-name="P1">Event 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1" draw:id="id1" draw:layer="layout" svg:width="5cm" svg:height="2cm" svg:x="10.4cm" svg:y="4.6cm">
          <text:p text:style-name="P1">Event 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3" draw:id="id3" draw:layer="layout" svg:width="5cm" svg:height="2cm" svg:x="10.4cm" svg:y="7.6cm">
          <text:p text:style-name="P1">Event 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0.4cm" svg:y1="5.6cm" svg:x2="8cm" svg:y2="6.8cm" draw:start-shape="id1" draw:start-glue-point="3" draw:end-shape="id2" draw:end-glue-point="1" svg:d="M10400 5600h-1199v1200h-1201" svg:viewBox="0 0 2401 1201">
          <text:p/>
        </draw:connector>
        <draw:connector draw:style-name="gr3" draw:text-style-name="P1" draw:layer="layout" svg:x1="10.4cm" svg:y1="8.6cm" svg:x2="8cm" svg:y2="6.8cm" draw:start-shape="id3" draw:start-glue-point="3" draw:end-shape="id2" draw:end-glue-point="1" svg:d="M10400 8600h-1199v-1800h-1201" svg:viewBox="0 0 2401 1801">
          <text:p/>
        </draw:connector>
        <draw:custom-shape draw:style-name="gr2" draw:text-style-name="P1" xml:id="id4" draw:id="id4" draw:layer="layout" svg:width="5cm" svg:height="2cm" svg:x="19cm" svg:y="7.6cm">
          <text:p text:style-name="P1">Event 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9cm" svg:y1="8.6cm" svg:x2="15.4cm" svg:y2="8.6cm" draw:start-shape="id4" draw:start-glue-point="3" draw:end-shape="id3" draw:end-glue-point="1" svg:d="M19000 8600h-3600" svg:viewBox="0 0 3601 1">
          <text:p/>
        </draw:connector>
        <draw:custom-shape draw:style-name="gr2" draw:text-style-name="P1" xml:id="id6" draw:id="id6" draw:layer="layout" svg:width="5cm" svg:height="2cm" svg:x="3cm" svg:y="10.8cm">
          <text:p text:style-name="P1">Event 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5" draw:id="id5" draw:layer="layout" svg:width="5cm" svg:height="2cm" svg:x="10.402cm" svg:y="10.802cm">
          <text:p text:style-name="P1">Event 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0.402cm" svg:y1="11.802cm" svg:x2="8cm" svg:y2="11.8cm" draw:start-shape="id5" draw:start-glue-point="3" draw:end-shape="id6" draw:end-glue-point="1" svg:d="M10402 11802h-1200v-2h-1202" svg:viewBox="0 0 2403 3">
          <text:p/>
        </draw:connector>
        <presentation:notes draw:style-name="dp2">
          <office:forms form:automatic-focus="false" form:apply-design-mode="false"/>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Timestamp model</text:p>
          </draw:text-box>
        </draw:frame>
        <draw:frame presentation:style-name="pr5" draw:layer="layout" svg:width="25.2cm" svg:height="9.134cm" svg:x="1.4cm" svg:y="3.8cm" presentation:class="outline">
          <draw:text-box>
            <text:list text:style-name="L2">
              <text:list-header>
                <text:p>Timestamps allow us to determine which event is the 'real' tip event, in a way that prevents anyone from changing history after the fact. Given a list of timestamps (event hashes), we can deterministically resolve which event is the tip event.</text:p>
                <text:p>The algorithm for this is surprisingly simple. You just iterate through timestamps, and for each one, check that the corresponding event is a valid fast-forward of your current tip. If not, ignore it. When you get to the end, your local tip value will be real tip!</text:p>
              </text:list-header>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Vintage" presentation:presentation-page-layout-name="AL3T19">
        <office:forms form:automatic-focus="false" form:apply-design-mode="false"/>
        <draw:frame presentation:style-name="pr1" draw:layer="layout" svg:width="22.5cm" svg:height="2.3cm" svg:x="1.4cm" svg:y="0.6cm" presentation:class="title">
          <draw:text-box>
            <text:p>Timestamp resolution, illustrated</text:p>
          </draw:text-box>
        </draw:frame>
        <draw:custom-shape draw:style-name="gr4" draw:text-style-name="P2" xml:id="id8" draw:id="id8" draw:layer="Layout" svg:width="5cm" svg:height="2cm" svg:x="3cm" svg:y="6.8cm">
          <text:p text:style-name="P2">Event 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7" draw:id="id7" draw:layer="Layout" svg:width="5cm" svg:height="2cm" svg:x="10.4cm" svg:y="5.6cm">
          <text:p text:style-name="P2">Event 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9" draw:id="id9" draw:layer="Layout" svg:width="5cm" svg:height="2cm" svg:x="10.4cm" svg:y="8.6cm">
          <text:p text:style-name="P2">Event 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0.4cm" svg:y1="6.6cm" svg:x2="8cm" svg:y2="7.8cm" draw:start-shape="id7" draw:start-glue-point="3" draw:end-shape="id8" draw:end-glue-point="1" svg:d="M10400 6600h-1199v1200h-1201" svg:viewBox="0 0 2401 1201">
          <text:p/>
        </draw:connector>
        <draw:connector draw:style-name="gr3" draw:text-style-name="P1" draw:layer="layout" svg:x1="10.4cm" svg:y1="9.6cm" svg:x2="8cm" svg:y2="7.8cm" draw:start-shape="id9" draw:start-glue-point="3" draw:end-shape="id8" draw:end-glue-point="1" svg:d="M10400 9600h-1199v-1800h-1201" svg:viewBox="0 0 2401 1801">
          <text:p/>
        </draw:connector>
        <draw:custom-shape draw:style-name="gr4" draw:text-style-name="P2" xml:id="id10" draw:id="id10" draw:layer="Layout" svg:width="5cm" svg:height="2cm" svg:x="19cm" svg:y="8.6cm">
          <text:p text:style-name="P2">Event 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9cm" svg:y1="9.6cm" svg:x2="15.4cm" svg:y2="9.6cm" draw:start-shape="id10" draw:start-glue-point="3" draw:end-shape="id9" draw:end-glue-point="1" svg:d="M19000 9600h-3600" svg:viewBox="0 0 3601 1">
          <text:p/>
        </draw:connector>
        <draw:custom-shape draw:style-name="gr4" draw:text-style-name="P2" xml:id="id12" draw:id="id12" draw:layer="Layout" svg:width="5cm" svg:height="2cm" svg:x="3cm" svg:y="11.8cm">
          <text:p text:style-name="P2">Event 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1" draw:id="id11" draw:layer="Layout" svg:width="5cm" svg:height="2cm" svg:x="10.402cm" svg:y="11.802cm">
          <text:p text:style-name="P2">Event 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10.402cm" svg:y1="12.802cm" svg:x2="8cm" svg:y2="12.8cm" draw:start-shape="id11" draw:start-glue-point="3" draw:end-shape="id12" draw:end-glue-point="1" svg:d="M10402 12802h-1200v-2h-1202" svg:viewBox="0 0 2403 3">
          <text:p/>
        </draw:connector>
        <draw:custom-shape draw:style-name="gr5" draw:text-style-name="P1" xml:id="id13" draw:id="id13" draw:layer="layout" svg:width="4cm" svg:height="1.2cm" svg:x="1.6cm" svg:y="4cm">
          <text:p text:style-name="P1">TS C</text:p>
          <draw:enhanced-geometry svg:viewBox="0 0 21600 21600" draw:type="rectangle" draw:enhanced-path="M 0 0 L 21600 0 21600 21600 0 21600 0 0 Z N"/>
        </draw:custom-shape>
        <draw:custom-shape draw:style-name="gr6" draw:text-style-name="P1" xml:id="id14" draw:id="id14" draw:layer="layout" svg:width="4cm" svg:height="1.2cm" svg:x="6.6cm" svg:y="4cm">
          <text:p text:style-name="P1">TS B</text:p>
          <draw:enhanced-geometry svg:viewBox="0 0 21600 21600" draw:type="rectangle" draw:enhanced-path="M 0 0 L 21600 0 21600 21600 0 21600 0 0 Z N"/>
        </draw:custom-shape>
        <draw:custom-shape draw:style-name="gr6" draw:text-style-name="P1" xml:id="id15" draw:id="id15" draw:layer="layout" svg:width="4cm" svg:height="1.2cm" svg:x="11.4cm" svg:y="4cm">
          <text:p text:style-name="P1">TS F</text:p>
          <draw:enhanced-geometry svg:viewBox="0 0 21600 21600" draw:type="rectangle" draw:enhanced-path="M 0 0 L 21600 0 21600 21600 0 21600 0 0 Z N"/>
        </draw:custom-shape>
        <draw:custom-shape draw:style-name="gr5" draw:text-style-name="P1" xml:id="id16" draw:id="id16" draw:layer="layout" svg:width="4cm" svg:height="1.2cm" svg:x="16.2cm" svg:y="4cm">
          <text:p text:style-name="P1">TS D</text:p>
          <draw:enhanced-geometry svg:viewBox="0 0 21600 21600" draw:type="rectangle" draw:enhanced-path="M 0 0 L 21600 0 21600 21600 0 21600 0 0 Z N"/>
        </draw:custom-shape>
        <draw:connector draw:style-name="gr3" draw:text-style-name="P1" draw:layer="layout" draw:type="line" svg:x1="3.6cm" svg:y1="5.2cm" svg:x2="12.9cm" svg:y2="8.6cm" draw:start-shape="id13" draw:start-glue-point="2" draw:end-shape="id9" draw:end-glue-point="0" svg:d="M3600 5200l9300 3400" svg:viewBox="0 0 9301 3401">
          <text:p/>
        </draw:connector>
        <draw:connector draw:style-name="gr3" draw:text-style-name="P1" draw:layer="layout" draw:type="line" svg:x1="8.6cm" svg:y1="5.2cm" svg:x2="10.4cm" svg:y2="6.6cm" draw:start-shape="id14" draw:start-glue-point="2" draw:end-shape="id7" svg:d="M8600 5200l1800 1400" svg:viewBox="0 0 1801 1401">
          <text:p/>
        </draw:connector>
        <draw:connector draw:style-name="gr3" draw:text-style-name="P1" draw:layer="layout" draw:type="line" svg:x1="13.4cm" svg:y1="5.2cm" svg:x2="12.902cm" svg:y2="11.802cm" draw:start-shape="id15" draw:start-glue-point="2" draw:end-shape="id11" draw:end-glue-point="0" svg:d="M13400 5200l-498 6602" svg:viewBox="0 0 499 6603">
          <text:p/>
        </draw:connector>
        <draw:connector draw:style-name="gr3" draw:text-style-name="P1" draw:layer="layout" draw:type="line" svg:x1="18.2cm" svg:y1="5.2cm" svg:x2="21.5cm" svg:y2="8.6cm" draw:start-shape="id16" draw:start-glue-point="2" draw:end-shape="id10" draw:end-glue-point="0" svg:d="M18200 5200l3300 3400" svg:viewBox="0 0 3301 3401">
          <text:p/>
        </draw:connector>
        <draw:custom-shape draw:style-name="gr7" draw:text-style-name="P1" draw:layer="layout" svg:width="4cm" svg:height="1.2cm" svg:x="22.4cm" svg:y="4cm">
          <text:p text:style-name="P1">Tip is D!</text:p>
          <draw:enhanced-geometry svg:viewBox="0 0 21600 21600" draw:type="rectangle" draw:enhanced-path="M 0 0 L 21600 0 21600 21600 0 21600 0 0 Z N"/>
        </draw:custom-shape>
        <draw:frame draw:style-name="gr8" draw:layer="layout" svg:width="0.875cm" svg:height="0.962cm" svg:x="20.9cm" svg:y="4.1cm">
          <draw:text-box>
            <text:p>=</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The tip resolution only does lists</text:p>
          </draw:text-box>
        </draw:frame>
        <draw:frame presentation:style-name="pr5" draw:layer="layout" svg:width="25.2cm" svg:height="9.134cm" svg:x="1.4cm" svg:y="3.8cm" presentation:class="outline">
          <draw:text-box>
            <text:list text:style-name="L2">
              <text:list-header>
                <text:p>An important point here, is that the algorithm that finds the current tip (based on a timestamp list) ONLY knows events and timestamp lists. It doesn't verify that an event will evaluate without errors, only that it has a valid parent. It doesn't know anything about permissions, on the event layer or the timestamp layer (who gets to make timestamps?).</text:p>
                <text:p>It only does lists. The additional complexity lives elsewhere.</text:p>
              </text:list-header>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4" draw:layer="layout" svg:width="22.5cm" svg:height="2.3cm" svg:x="1.4cm" svg:y="0.6cm" presentation:class="title" presentation:user-transformed="true">
          <draw:text-box>
            <text:p>Where do TS lists come from?</text:p>
          </draw:text-box>
        </draw:frame>
        <draw:frame presentation:style-name="pr5" draw:layer="layout" svg:width="25.2cm" svg:height="9.134cm" svg:x="1.4cm" svg:y="3.8cm" presentation:class="outline">
          <draw:text-box>
            <text:list text:style-name="L2">
              <text:list-header>
                <text:p>Timestamp lists are obviously of absolute importance to data integrity. So where do we get them? How do we start from a deje://hostname/stuff URL and end up with both timestamps and events? How can we trust this data?</text:p>
                <text:p>We will start by explaining how timestamps are retrieved. This is actually quite different from how events are retrieved, and more pluggable/extensible. However, there <text:span text:style-name="T1">is</text:span><text:span text:style-name="T2"> a strongly-recommended default.</text:span></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Enter the Blockchain</text:p>
          </draw:text-box>
        </draw:frame>
        <draw:frame presentation:style-name="pr5" draw:layer="layout" svg:width="25.2cm" svg:height="9.134cm" svg:x="1.4cm" svg:y="3.8cm" presentation:class="outline">
          <draw:text-box>
            <text:list text:style-name="L2">
              <text:list-header>
                <text:p>The Bitcoin blockchain is a trustless third-party system that can host data associated with a time range. These time ranges are low-resolution and variable (block time is statistically 10 minutes, but varies). However, they <text:span text:style-name="T1">are</text:span><text:span text:style-name="T2"> monotonic – always increasing.</text:span></text:p>
                <text:p><text:span text:style-name="T2">If we encode data into the blockchain, we are able to say 'all the data in this block happened before all the data in that block'. And we can make up our own rules for arbitrarily ordering timestamps within a block. You can see how this, in a very straightforward way, leads to a flat timestamp list.</text:span></text:p>
              </text:list-header>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No data left behind</text:p>
          </draw:text-box>
        </draw:frame>
        <draw:frame presentation:style-name="pr5" draw:layer="layout" svg:width="25.2cm" svg:height="9.134cm" svg:x="1.4cm" svg:y="3.8cm" presentation:class="outline" presentation:user-transformed="true">
          <draw:text-box>
            <text:list text:style-name="L2">
              <text:list-header>
                <text:p>Part of the way that we encode data into the blockchain is by associating it with a deje:// URL. We do this by hashing the URL, and using the hash to construct a blackhole Bitcoin address. Every data transaction for a document, sends a little money to the blackhole address.</text:p>
                <text:p>Later, when clients want to get a list of data transactions for a URL, they simply construct the blackhole address, and list all transactions that send to it. It's like pubsub, but in a public ledger!</text:p>
              </text:list-header>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What arbitrary order?</text:p>
          </draw:text-box>
        </draw:frame>
        <draw:frame presentation:style-name="pr5" draw:layer="layout" svg:width="25.2cm" svg:height="9.134cm" svg:x="1.4cm" svg:y="3.8cm" presentation:class="outline">
          <draw:text-box>
            <text:list text:style-name="L2">
              <text:list-header>
                <text:p>Remember, there's no particular 'canonical order' being imposed within a block. We need some way of deciding which events within a block should come first in the timestamp list, and therefore have priority in becoming part of the official event lineage. We should also provide a measure of protection against random attackers proposing invalid or destructive events (although ideally this is mostly prevented by the content permissions system that happens later on).</text:p>
                <text:p>We do this by a very simple voting mechanism based on a set of trusted validators. The set of trusted validators may change over time.</text:p>
              </text:list-header>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Arbitrary Order Algorithm</text:p>
          </draw:text-box>
        </draw:frame>
        <draw:frame presentation:style-name="pr5" draw:layer="layout" svg:width="25.2cm" svg:height="9.134cm" svg:x="1.4cm" svg:y="3.8cm" presentation:class="outline">
          <draw:text-box>
            <text:list text:style-name="L2">
              <text:list-item>
                <text:p>Accumulate votes for timestamps. Only trusted validators may vote, and may only vote once. Any additional votes are ignored.</text:p>
              </text:list-item>
              <text:list-item>
                <text:p>Group timestamps by number of votes. All the timestamps that got 3 votes will come before all the timestamps that got 2 votes, etc.</text:p>
              </text:list-item>
              <text:list-item>
                <text:p>Within each group, just sort by timestamp content (which is an event hash). At this level, we only need determinism, not perfection.</text:p>
                <text:p>This ensures that the official history avoids any invalid events. While these are simply ignored later, it's best not to have them at all.</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Who elects the voters?</text:p>
          </draw:text-box>
        </draw:frame>
        <draw:frame presentation:style-name="pr5" draw:layer="layout" svg:width="25.2cm" svg:height="9.134cm" svg:x="1.4cm" svg:y="3.8cm" presentation:class="outline">
          <draw:text-box>
            <text:list text:style-name="L2">
              <text:list-header>
                <text:p>The set of validators may change once per block. A majority consensus of existing validators is required to add or a remove a validator (consensus must exist within a block – spanning blocks does not count). These changes will only take effect in the next block.</text:p>
                <text:p>If there are no existing voters, one or more voters may simultaneously elect themselves, which is how every document gets started.</text:p>
              </text:list-header>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Vintage" presentation:presentation-page-layout-name="AL3T19">
        <office:forms form:automatic-focus="false" form:apply-design-mode="false"/>
        <draw:frame presentation:style-name="pr1" draw:layer="layout" svg:width="22.5cm" svg:height="2.3cm" svg:x="1.4cm" svg:y="0.6cm" presentation:class="title">
          <draw:text-box>
            <text:p>Blockchain Algorithm, illustrated</text:p>
          </draw:text-box>
        </draw:frame>
        <draw:custom-shape draw:style-name="gr9" draw:text-style-name="P1" draw:layer="layout" svg:width="12.2cm" svg:height="8.6cm" svg:x="1.8cm" svg:y="4cm">
          <text:p/>
          <draw:enhanced-geometry svg:viewBox="0 0 21600 21600" draw:type="rectangle" draw:enhanced-path="M 0 0 L 21600 0 21600 21600 0 21600 0 0 Z N"/>
        </draw:custom-shape>
        <draw:custom-shape draw:style-name="gr9" draw:text-style-name="P1" xml:id="id18" draw:id="id18" draw:layer="layout" svg:width="12.4cm" svg:height="8.6cm" svg:x="14.4cm" svg:y="4cm">
          <text:p/>
          <draw:enhanced-geometry svg:viewBox="0 0 21600 21600" draw:type="rectangle" draw:enhanced-path="M 0 0 L 21600 0 21600 21600 0 21600 0 0 Z N"/>
        </draw:custom-shape>
        <draw:frame draw:style-name="gr8" draw:layer="layout" svg:width="3.884cm" svg:height="0.962cm" svg:x="2.716cm" svg:y="4.438cm">
          <draw:text-box>
            <text:p>BLOCK 900</text:p>
          </draw:text-box>
        </draw:frame>
        <draw:frame draw:style-name="gr8" draw:layer="layout" svg:width="3.884cm" svg:height="0.962cm" svg:x="15.016cm" svg:y="4.538cm">
          <draw:text-box>
            <text:p>BLOCK 901</text:p>
          </draw:text-box>
        </draw:frame>
        <draw:custom-shape draw:style-name="gr10" draw:text-style-name="P1" draw:layer="layout" svg:width="4.2cm" svg:height="4.6cm" svg:x="2.4cm" svg:y="6cm">
          <text:p/>
          <draw:enhanced-geometry svg:viewBox="0 0 21600 21600" draw:type="rectangle" draw:enhanced-path="M 0 0 L 21600 0 21600 21600 0 21600 0 0 Z N"/>
        </draw:custom-shape>
        <draw:frame draw:style-name="gr8" draw:layer="layout" svg:width="2.898cm" svg:height="0.962cm" svg:x="3cm" svg:y="6.4cm">
          <draw:text-box>
            <text:p>10 votes</text:p>
          </draw:text-box>
        </draw:frame>
        <draw:custom-shape draw:style-name="gr10" draw:text-style-name="P1" draw:layer="layout" svg:width="4.2cm" svg:height="4.6cm" svg:x="7.4cm" svg:y="6cm">
          <text:p/>
          <draw:enhanced-geometry svg:viewBox="0 0 21600 21600" draw:type="rectangle" draw:enhanced-path="M 0 0 L 21600 0 21600 21600 0 21600 0 0 Z N"/>
        </draw:custom-shape>
        <draw:frame draw:style-name="gr8" draw:layer="layout" svg:width="2.547cm" svg:height="0.962cm" svg:x="8cm" svg:y="6.4cm">
          <draw:text-box>
            <text:p>6 votes</text:p>
          </draw:text-box>
        </draw:frame>
        <draw:frame draw:style-name="gr8" draw:layer="layout" svg:width="1.137cm" svg:height="0.962cm" svg:x="12.2cm" svg:y="8.3cm">
          <draw:text-box>
            <text:p>…</text:p>
          </draw:text-box>
        </draw:frame>
        <draw:custom-shape draw:style-name="gr11" draw:text-style-name="P1" xml:id="id17" draw:id="id17" draw:layer="layout" svg:width="10.8cm" svg:height="1cm" svg:x="2.4cm" svg:y="11.2cm">
          <text:p text:style-name="P1">Elections and removals</text:p>
          <draw:enhanced-geometry svg:viewBox="0 0 21600 21600" draw:type="rectangle" draw:enhanced-path="M 0 0 L 21600 0 21600 21600 0 21600 0 0 Z N"/>
        </draw:custom-shape>
        <draw:connector draw:style-name="gr3" draw:text-style-name="P1" draw:layer="layout" svg:x1="7.8cm" svg:y1="12.2cm" svg:x2="20.6cm" svg:y2="12.6cm" draw:start-shape="id17" draw:start-glue-point="2" draw:end-shape="id18" draw:end-glue-point="2" svg:d="M7800 12200v901h12800v-501" svg:viewBox="0 0 12801 902">
          <text:p/>
        </draw:connector>
        <draw:frame draw:style-name="gr8" draw:layer="layout" svg:width="11.377cm" svg:height="0.962cm" svg:x="8.823cm" svg:y="13.4cm">
          <draw:text-box>
            <text:p>These take effect in the following block</text:p>
          </draw:text-box>
        </draw:frame>
        <draw:custom-shape draw:style-name="gr10" draw:text-style-name="P1" draw:layer="layout" svg:width="4.2cm" svg:height="4.6cm" svg:x="15cm" svg:y="5.8cm">
          <text:p/>
          <draw:enhanced-geometry svg:viewBox="0 0 21600 21600" draw:type="rectangle" draw:enhanced-path="M 0 0 L 21600 0 21600 21600 0 21600 0 0 Z N"/>
        </draw:custom-shape>
        <draw:frame draw:style-name="gr8" draw:layer="layout" svg:width="2.898cm" svg:height="0.962cm" svg:x="15.6cm" svg:y="6.2cm">
          <draw:text-box>
            <text:p>11 votes</text:p>
          </draw:text-box>
        </draw:frame>
        <draw:custom-shape draw:style-name="gr10" draw:text-style-name="P1" draw:layer="layout" svg:width="4.2cm" svg:height="4.6cm" svg:x="20cm" svg:y="5.8cm">
          <text:p/>
          <draw:enhanced-geometry svg:viewBox="0 0 21600 21600" draw:type="rectangle" draw:enhanced-path="M 0 0 L 21600 0 21600 21600 0 21600 0 0 Z N"/>
        </draw:custom-shape>
        <draw:frame draw:style-name="gr8" draw:layer="layout" svg:width="2.547cm" svg:height="0.962cm" svg:x="20.6cm" svg:y="6.2cm">
          <draw:text-box>
            <text:p>8 votes</text:p>
          </draw:text-box>
        </draw:frame>
        <draw:frame draw:style-name="gr8" draw:layer="layout" svg:width="1.137cm" svg:height="0.962cm" svg:x="24.8cm" svg:y="8.1cm">
          <draw:text-box>
            <text:p>…</text:p>
          </draw:text-box>
        </draw:frame>
        <draw:custom-shape draw:style-name="gr11" draw:text-style-name="P1" draw:layer="layout" svg:width="10.8cm" svg:height="1cm" svg:x="15cm" svg:y="11.2cm">
          <text:p text:style-name="P1">Elections and removals</text:p>
          <draw:enhanced-geometry svg:viewBox="0 0 21600 21600" draw:type="rectangle" draw:enhanced-path="M 0 0 L 21600 0 21600 21600 0 21600 0 0 Z N"/>
        </draw:custom-shape>
        <draw:line draw:style-name="gr3" draw:text-style-name="P1" draw:layer="layout" svg:x1="25.8cm" svg:y1="11.8cm" svg:x2="27.4cm" svg:y2="11.8cm">
          <text:p/>
        </draw:line>
        <presentation:notes draw:style-name="dp2">
          <office:forms form:automatic-focus="false" form:apply-design-mode="false"/>
          <draw:page-thumbnail draw:style-name="gr1"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Getting events</text:p>
          </draw:text-box>
        </draw:frame>
        <draw:frame presentation:style-name="pr5" draw:layer="layout" svg:width="25.2cm" svg:height="9.134cm" svg:x="1.4cm" svg:y="3.8cm" presentation:class="outline">
          <draw:text-box>
            <text:list text:style-name="L2">
              <text:list-header>
                <text:p>Let's not forget this step. Once we have a list of timestamps, we need a set of event contents, and we don't encode THAT in the blockchain. What do we do?</text:p>
              </text:list-header>
              <text:list-item>
                <text:p>We derive a 'router URL' from the deje:// URL, and connect to it via the DEJE protocol. Routers are just dumb message hubs.</text:p>
              </text:list-item>
              <text:list-item>
                <text:p>We ask peers for events.</text:p>
              </text:list-item>
              <text:list-item>
                <text:p>We can cryptographically confirm the results with hashes.</text:p>
              </text:list-item>
              <text:list-item>
                <text:p>Go in knowing what to ask for, and end up sure that you got it.</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4" draw:layer="layout" svg:width="22.5cm" svg:height="2.3cm" svg:x="1.4cm" svg:y="0.6cm" presentation:class="title">
          <draw:text-box>
            <text:p>Put it all together</text:p>
          </draw:text-box>
        </draw:frame>
        <draw:frame presentation:style-name="pr5" draw:layer="layout" svg:width="25.2cm" svg:height="9.134cm" svg:x="1.4cm" svg:y="3.8cm" presentation:class="outline">
          <draw:text-box>
            <text:list text:style-name="L2">
              <text:list-header>
                <text:p>DEJE initial sync consists of the following phases, which have some potential for parallelism.</text:p>
              </text:list-header>
              <text:list-item>
                <text:p>Get list of relevant transactions from bitcoind.</text:p>
              </text:list-item>
              <text:list-item>
                <text:p>Turn transaction list into timestamp list based on voting rules.</text:p>
              </text:list-item>
              <text:list-item>
                <text:p>Connect to router and get events from peers, assembling into DAG.</text:p>
              </text:list-item>
              <text:list-item>
                <text:p>Use DAG heritage and TS list to determine tip event.</text:p>
              </text:list-item>
              <text:list-item>
                <text:p>Navigate to tip event.</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9cm"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ntage" style:page-layout-name="PM1" draw:style-name="Mdp1">
      <office:forms form:automatic-focus="false" form:apply-design-mode="false"/>
      <draw:frame draw:style-name="Mgr3" draw:text-style-name="MP3" draw:layer="backgroundobjects" svg:width="27.999cm" svg:height="15.741cm" svg:x="0cm" svg:y="0cm">
        <draw:image xlink:href="Pictures/2000000100008D2E00004F60996DED4F.svg" xlink:type="simple" xlink:show="embed" xlink:actuate="onLoad">
          <text:p/>
        </draw:image>
        <draw:image xlink:href="Pictures/10000201000003AF00000212C2FE423C.png" xlink:type="simple" xlink:show="embed" xlink:actuate="onLoad"/>
      </draw:frame>
      <draw:frame presentation:style-name="Vintage-title" draw:layer="backgroundobjects" svg:width="22.5cm" svg:height="2.3cm" svg:x="1.4cm" svg:y="0.6cm" presentation:class="title" presentation:placeholder="true">
        <draw:text-box/>
      </draw:frame>
      <draw:frame presentation:style-name="Vintage-outline1" draw:layer="backgroundobjects" svg:width="25.2cm" svg:height="9.134cm" svg:x="1.4cm" svg:y="3.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4" draw:layer="backgroundobjects" svg:width="8.875cm" svg:height="1.086cm" svg:x="9.576cm" svg:y="14.348cm" presentation:class="footer">
        <draw:text-box>
          <text:p text:style-name="MP4"><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31T08:52:13.505072402</meta:creation-date>
    <meta:editing-duration>P0D</meta:editing-duration>
    <meta:editing-cycles>1</meta:editing-cycles>
    <meta:generator>LibreOffice/4.2.4.2$Linux_X86_64 LibreOffice_project/420m0$Build-2</meta:generator>
    <dc:title>Vintage</dc:title>
    <meta:document-statistic meta:object-count="128"/>
    <meta:template xlink:type="simple" xlink:actuate="onRequest" xlink:title="Vintage" xlink:href="../../../../../../usr/lib/libreoffice/share/template/common/layout/Vintage.otp" meta:date="2014-08-31T08:52:13.313986709"/>
  </office:meta>
</office:document-meta>
</file>